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bold"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bold"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bold"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Day 1</text:span></text:p>
      <text:p text:style-name="P1"><text:span text:style-name="T1">Task - 2</text:span></text:p>
      <text:p text:style-name="P1"><text:span text:style-name="T1">Three innovative ideas for "Lenskart.com" : -</text:span></text:p>
      <text:p text:style-name="P1"><text:span text:style-name="T1">1</text:span><text:span text:style-name="T2">. An smart system to show what suits you better:<text:s/></text:span><text:span text:style-name="T3">- Apart from everything provided in best format, as we know that young people are more attracted towards fashion and style, lenskart should provide a feature where one can upload his/her picture and according to their facecut and look, the smart system should be able to suggest what sort of glasses would suit best.</text:span></text:p>
      <text:p text:style-name="P1"><text:span text:style-name="T3">This innovative feature in webiste will surely attracts the consumers who not only care about their eyes but care about look as well.</text:span></text:p>
      <text:p text:style-name="P1"><text:span text:style-name="T3">And the confusion people have about getting wrong glasses or something that doesn't look good will go away frequently.</text:span></text:p>
      <text:p text:style-name="P1"><text:span text:style-name="T3">2.<text:s/></text:span><text:span text:style-name="T4">Eyecatching Review:<text:s/></text:span><text:span text:style-name="T5">- Review put a very enlightning effect on customers if they are positive. Although, reviews are there in a particular section but they should be clearly visible on website for those who are new to webiste.</text:span></text:p>
      <text:p text:style-name="P1"><text:span text:style-name="T5"/></text:p>
      <text:p text:style-name="P1"><text:span text:style-name="T5">3.<text:s/></text:span><text:span text:style-name="T6">Brands should be seperate with one brand, one section</text:span><text:span text:style-name="T7">: - Once we like something or used to of that thing, our trust can not go away from that thing. so, similiarly people love to keep one brand in their lifestyle only. So, every brand should have proper section so that people who have faith in one brand can easily find what they need.</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